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6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Title</text:span>: Back Button</text:p>
      <text:p text:style-name="P2"><text:span text:style-name="T1">Description:</text:span><text:s text:c="2"/>The back button is a button on the top left of the screen that enables the user to go back to the previous screen.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one of the following Screens: <text:s/>Service Results Screen, Room Results Screen, Event Results Screen, Settings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displays the Previous Screen.</text:p>
        </text:list-item>
        <text:list-item>
          <text:p text:style-name="P3">The App displays the Home Screen If the Previous Screen was the Where Am I Screen.</text:p>
        </text:list-item>
      </text:list>
      <text:p text:style-name="P1"/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/>
      <text:p text:style-name="P1"><text:span text:style-name="T1">Main Success Scenario: </text:span></text:p>
      <text:list text:style-name="L2">
        <text:list-item>
          <text:p text:style-name="P3">The User presses the Back Button.</text:p>
        </text:list-item>
        <text:list-item>
          <text:p text:style-name="P3">The App requests the Previous Screen from the Operating System.</text:p>
        </text:list-item>
        <text:list-item>
          <text:p text:style-name="P3">The App determines that the Previous Screen was not the Where Am I Screen.</text:p>
        </text:list-item>
        <text:list-item>
          <text:p text:style-name="P3">The App displays the Previous Screen.</text:p>
        </text:list-item>
      </text:list>
      <text:p text:style-name="P1"/>
      <text:p text:style-name="P1"><text:span text:style-name="T1">Alternate Flow 1:</text:span></text:p>
      <text:p text:style-name="P5">3A. <text:s text:c="2"/>The App determines that the Previous Screen was the Where Am I Screen.</text:p>
      <text:p text:style-name="P5">4A. <text:s text:c="2"/>The App displays the Home Screen.</text:p>
      <text:p text:style-name="P6"/>
      <text:p text:style-name="P1"><text:span text:style-name="T1">Alternate Flow 2</text:span>: </text:p>
      <text:p text:style-name="P5">1B. <text:s text:c="2"/>The App receives an interrupt signal from the operating system and loses focus.</text:p>
      <text:p text:style-name="P5">2B. <text:s text:c="2"/>The App regains focus and resumes at the step where it had lost focus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